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679cm"/>
    </style:style>
    <style:style style:name="co3" style:family="table-column">
      <style:table-column-properties fo:break-before="auto" style:column-width="7.17cm"/>
    </style:style>
    <style:style style:name="co4" style:family="table-column">
      <style:table-column-properties fo:break-before="auto" style:column-width="4.12cm"/>
    </style:style>
    <style:style style:name="co5" style:family="table-column">
      <style:table-column-properties fo:break-before="auto" style:column-width="3.8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2" style:family="table-cell" style:parent-style-name="Default" style:data-style-name="N0"/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>
      <style:table-cell-properties fo:background-color="#afd095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0">
      <style:table-cell-properties fo:background-color="#afd095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2"/>
        <table:table-column table:style-name="co4" table:default-cell-style-name="ce2"/>
        <table:table-column table:style-name="co4" table:number-columns-repeated="3" table:default-cell-style-name="Default"/>
        <table:table-column table:style-name="co5" table:default-cell-style-name="Default"/>
        <table:table-column table:style-name="co1" table:number-columns-repeated="16375" table:default-cell-style-name="Default"/>
        <table:table-row table:style-name="ro1">
          <table:table-cell table:style-name="ce1" office:value-type="string" calcext:value-type="string">
            <text:p>Track</text:p>
          </table:table-cell>
          <table:table-cell table:style-name="ce1" office:value-type="string" calcext:value-type="string">
            <text:p>Tipo de datos</text:p>
          </table:table-cell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Configuración (filtro-kernel-convolucion)</text:p>
          </table:table-cell>
          <table:table-cell table:style-name="ce1" office:value-type="string" calcext:value-type="string">
            <text:p>Función activacion</text:p>
          </table:table-cell>
          <table:table-cell table:style-name="ce1" office:value-type="string" calcext:value-type="string">
            <text:p>Perdida</text:p>
          </table:table-cell>
          <table:table-cell table:style-name="ce1" office:value-type="string" calcext:value-type="string">
            <text:p>Precisión</text:p>
          </table:table-cell>
          <table:table-cell table:style-name="ce1" office:value-type="string" calcext:value-type="string">
            <text:p>Normalizacion entrada</text:p>
          </table:table-cell>
          <table:table-cell table:style-name="ce1" office:value-type="string" calcext:value-type="string">
            <text:p>Normalización salida</text:p>
          </table:table-cell>
          <table:table-cell/>
          <table:table-cell table:style-name="ce1" office:value-type="string" calcext:value-type="string">
            <text:p>Desv Max X</text:p>
          </table:table-cell>
          <table:table-cell table:style-name="ce1" office:value-type="string" calcext:value-type="string">
            <text:p>Desv Min X</text:p>
          </table:table-cell>
          <table:table-cell table:style-name="ce1" office:value-type="string" calcext:value-type="string">
            <text:p>Desv Avg X</text:p>
          </table:table-cell>
          <table:table-cell table:style-name="ce1" office:value-type="string" calcext:value-type="string">
            <text:p>Desv Max Y</text:p>
          </table:table-cell>
          <table:table-cell table:style-name="ce1" office:value-type="string" calcext:value-type="string">
            <text:p>Desv Min Y</text:p>
          </table:table-cell>
          <table:table-cell table:style-name="ce1" office:value-type="string" calcext:value-type="string">
            <text:p>Desv Avg Y</text:p>
          </table:table-cell>
          <table:table-cell table:number-columns-repeated="16368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Inputado por Modelo en entrenamiento, Reemplazo por previo/posterior en predicción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table:style-name="ce2"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10.854119" calcext:value-type="float">
            <text:p>10,854119</text:p>
          </table:table-cell>
          <table:table-cell office:value-type="float" office:value="0.00024414062" calcext:value-type="float">
            <text:p>0,00024414062</text:p>
          </table:table-cell>
          <table:table-cell/>
          <table:table-cell office:value-type="float" office:value="7.2701187" calcext:value-type="float">
            <text:p>7,2701187</text:p>
          </table:table-cell>
          <table:table-cell office:value-type="float" office:value="0.0032176971" calcext:value-type="float">
            <text:p>0,0032176971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table:style-name="ce2"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9.927049" calcext:value-type="float">
            <text:p>9,927049</text:p>
          </table:table-cell>
          <table:table-cell office:value-type="float" office:value="0.023042679" calcext:value-type="float">
            <text:p>0,023042679</text:p>
          </table:table-cell>
          <table:table-cell/>
          <table:table-cell office:value-type="float" office:value="7.6609488" calcext:value-type="float">
            <text:p>7,6609488</text:p>
          </table:table-cell>
          <table:table-cell office:value-type="float" office:value="0.03263855" calcext:value-type="float">
            <text:p>0,03263855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Inputado por modelo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table:style-name="ce2"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9.174471" calcext:value-type="float">
            <text:p>9,174471</text:p>
          </table:table-cell>
          <table:table-cell office:value-type="float" office:value="0.00024414062" calcext:value-type="float">
            <text:p>0,00024414062</text:p>
          </table:table-cell>
          <table:table-cell/>
          <table:table-cell office:value-type="float" office:value="7.2701187" calcext:value-type="float">
            <text:p>7,2701187</text:p>
          </table:table-cell>
          <table:table-cell office:value-type="float" office:value="0.029000282" calcext:value-type="float">
            <text:p>0,029000282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previo/posterio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66562" calcext:value-type="float">
            <text:p>8,66562</text:p>
          </table:table-cell>
          <table:table-cell office:value-type="float" office:value="0.036132812" calcext:value-type="float">
            <text:p>0,036132812</text:p>
          </table:table-cell>
          <table:table-cell/>
          <table:table-cell office:value-type="float" office:value="8.000312" calcext:value-type="float">
            <text:p>8,000312</text:p>
          </table:table-cell>
          <table:table-cell office:value-type="float" office:value="0.045160294" calcext:value-type="float">
            <text:p>0,045160294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previo/posterior en entrenamiento, Inputado por modelo en predicción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49638" calcext:value-type="float">
            <text:p>8,49638</text:p>
          </table:table-cell>
          <table:table-cell office:value-type="float" office:value="0.019926071" calcext:value-type="float">
            <text:p>0,019926071</text:p>
          </table:table-cell>
          <table:table-cell/>
          <table:table-cell office:value-type="float" office:value="8.093476" calcext:value-type="float">
            <text:p>8,093476</text:p>
          </table:table-cell>
          <table:table-cell office:value-type="float" office:value="0.0037183762" calcext:value-type="float">
            <text:p>0,0037183762</text:p>
          </table:table-cell>
          <table:table-cell table:number-columns-repeated="16369"/>
        </table:table-row>
        <table:table-row table:style-name="ro2">
          <table:table-cell table:style-name="ce5" office:value-type="string" calcext:value-type="string">
            <text:p>Straight_01</text:p>
          </table:table-cell>
          <table:table-cell table:style-name="ce5" office:value-type="string" calcext:value-type="string">
            <text:p>Inputado por modelo</text:p>
          </table:table-cell>
          <table:table-cell table:style-name="ce5" office:value-type="string" calcext:value-type="string">
            <text:p>CNN</text:p>
          </table:table-cell>
          <table:table-cell table:style-name="ce7" office:value-type="string" calcext:value-type="string">
            <text:p>64-3-2 128-2-2 256-2-1 512</text:p>
            <text:p>batch_size = 1500, epochs = 50</text:p>
            <text:p>Loss = mae, optimizer = RMSProp</text:p>
          </table:table-cell>
          <table:table-cell table:style-name="ce7" office:value-type="string" calcext:value-type="string">
            <text:p>sigmoid</text:p>
          </table:table-cell>
          <table:table-cell table:style-name="ce5" table:number-columns-repeated="2"/>
          <table:table-cell table:style-name="ce5" office:value-type="string" calcext:value-type="string">
            <text:p>StandardScaler</text:p>
          </table:table-cell>
          <table:table-cell table:style-name="ce5" office:value-type="string" calcext:value-type="string">
            <text:p>MinMaxScaler</text:p>
          </table:table-cell>
          <table:table-cell table:style-name="ce5"/>
          <table:table-cell table:style-name="ce8" office:value-type="float" office:value="8.196697" calcext:value-type="float">
            <text:p>8,196697</text:p>
          </table:table-cell>
          <table:table-cell table:style-name="ce8" office:value-type="float" office:value="0.0026435852" calcext:value-type="float">
            <text:p>0,0026435852</text:p>
          </table:table-cell>
          <table:table-cell table:style-name="ce8"/>
          <table:table-cell table:style-name="ce8" office:value-type="float" office:value="6.174879" calcext:value-type="float">
            <text:p>6,174879</text:p>
          </table:table-cell>
          <table:table-cell table:style-name="ce8" office:value-type="float" office:value="0.0005893707" calcext:value-type="float">
            <text:p>0,0005893707</text:p>
          </table:table-cell>
          <table:table-cell table:style-name="ce8"/>
          <table:table-cell table:style-name="ce5" table:number-columns-repeated="16368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previo/posterio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5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106" calcext:value-type="float">
            <text:p>0,0106</text:p>
          </table:table-cell>
          <table:table-cell office:value-type="float" office:value="0.9745" calcext:value-type="float">
            <text:p>0,9745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9.396778" calcext:value-type="float">
            <text:p>9,396778</text:p>
          </table:table-cell>
          <table:table-cell office:value-type="float" office:value="0.042407036" calcext:value-type="float">
            <text:p>0,042407036</text:p>
          </table:table-cell>
          <table:table-cell/>
          <table:table-cell office:value-type="float" office:value="7.9185" calcext:value-type="float">
            <text:p>7,9185</text:p>
          </table:table-cell>
          <table:table-cell office:value-type="float" office:value="0.0064868927" calcext:value-type="float">
            <text:p>0,0064868927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Inputado por modelo</text:p>
          </table:table-cell>
          <table:table-cell office:value-type="string" calcext:value-type="string">
            <text:p>Dense</text:p>
          </table:table-cell>
          <table:table-cell table:style-name="Default" office:value-type="string" calcext:value-type="string">
            <text:p>12-10-2</text:p>
            <text:p>batch_size = 1500, epochs = 20</text:p>
            <text:p>Loss = mae, optimizer = adam</text:p>
          </table:table-cell>
          <table:table-cell office:value-type="string" calcext:value-type="string">
            <text:p>sigmoid</text:p>
          </table:table-cell>
          <table:table-cell office:value-type="float" office:value="0.1152" calcext:value-type="float">
            <text:p>0,1152</text:p>
          </table:table-cell>
          <table:table-cell office:value-type="float" office:value="0.8696" calcext:value-type="float">
            <text:p>0,8696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7.6292977" calcext:value-type="float">
            <text:p>7,6292977</text:p>
          </table:table-cell>
          <table:table-cell office:value-type="float" office:value="0.03932762" calcext:value-type="float">
            <text:p>0,03932762</text:p>
          </table:table-cell>
          <table:table-cell/>
          <table:table-cell office:value-type="float" office:value="6.0255756" calcext:value-type="float">
            <text:p>6,0255756</text:p>
          </table:table-cell>
          <table:table-cell office:value-type="float" office:value="0.038372993" calcext:value-type="float">
            <text:p>0,038372993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Inputado por modelo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7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188" calcext:value-type="float">
            <text:p>0,0188</text:p>
          </table:table-cell>
          <table:table-cell office:value-type="float" office:value="0.9464" calcext:value-type="float">
            <text:p>0,9464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table:style-name="ce3" office:value-type="float" office:value="8.49638" calcext:value-type="float">
            <text:p>8,49638</text:p>
          </table:table-cell>
          <table:table-cell office:value-type="float" office:value="0.019926071" calcext:value-type="float">
            <text:p>0,019926071</text:p>
          </table:table-cell>
          <table:table-cell/>
          <table:table-cell office:value-type="float" office:value="8.093476" calcext:value-type="float">
            <text:p>8,093476</text:p>
          </table:table-cell>
          <table:table-cell office:value-type="float" office:value="0.0037183762" calcext:value-type="float">
            <text:p>0,0037183762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previo/posterior</text:p>
          </table:table-cell>
          <table:table-cell office:value-type="string" calcext:value-type="string">
            <text:p>Dense</text:p>
          </table:table-cell>
          <table:table-cell table:style-name="Default" office:value-type="string" calcext:value-type="string">
            <text:p>12-10-2</text:p>
            <text:p>batch_size = 1500, epochs = 20</text:p>
            <text:p>Loss = mae, optimizer = adam</text:p>
          </table:table-cell>
          <table:table-cell office:value-type="string" calcext:value-type="string">
            <text:p>sigmoid</text:p>
          </table:table-cell>
          <table:table-cell office:value-type="float" office:value="0.0979" calcext:value-type="float">
            <text:p>0,0979</text:p>
          </table:table-cell>
          <table:table-cell office:value-type="float" office:value="0.8795" calcext:value-type="float">
            <text:p>0,8795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551719" calcext:value-type="float">
            <text:p>8,551719</text:p>
          </table:table-cell>
          <table:table-cell office:value-type="float" office:value="0.041095376" calcext:value-type="float">
            <text:p>0,041095376</text:p>
          </table:table-cell>
          <table:table-cell/>
          <table:table-cell office:value-type="float" office:value="7.1011066" calcext:value-type="float">
            <text:p>7,1011066</text:p>
          </table:table-cell>
          <table:table-cell office:value-type="float" office:value="0.0077466965" calcext:value-type="float">
            <text:p>0,0077466965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media previo/posterio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5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103" calcext:value-type="float">
            <text:p>0,0103</text:p>
          </table:table-cell>
          <table:table-cell office:value-type="float" office:value="0.9471" calcext:value-type="float">
            <text:p>0,9471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table:style-name="ce8" office:value-type="float" office:value="8.891287" calcext:value-type="float">
            <text:p>8,891287</text:p>
          </table:table-cell>
          <table:table-cell table:style-name="ce8" office:value-type="float" office:value="0.0043487847" calcext:value-type="float">
            <text:p>0,0043487847</text:p>
          </table:table-cell>
          <table:table-cell table:style-name="ce8"/>
          <table:table-cell table:style-name="ce8" office:value-type="float" office:value="7.4092073" calcext:value-type="float">
            <text:p>7,4092073</text:p>
          </table:table-cell>
          <table:table-cell table:style-name="ce8" office:value-type="float" office:value="0.00390625" calcext:value-type="float">
            <text:p>0,00390625</text:p>
          </table:table-cell>
          <table:table-cell table:style-name="ce8"/>
          <table:table-cell table:number-columns-repeated="16368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media previo/posterio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2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184" calcext:value-type="float">
            <text:p>0,0184</text:p>
          </table:table-cell>
          <table:table-cell office:value-type="float" office:value="0.9436" calcext:value-type="float">
            <text:p>0,9436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table:style-name="ce3" office:value-type="float" office:value="7.7903175" calcext:value-type="float">
            <text:p>7,7903175</text:p>
          </table:table-cell>
          <table:table-cell office:value-type="float" office:value="0.027912855" calcext:value-type="float">
            <text:p>0,027912855</text:p>
          </table:table-cell>
          <table:table-cell/>
          <table:table-cell office:value-type="float" office:value="8.092433" calcext:value-type="float">
            <text:p>8,092433</text:p>
          </table:table-cell>
          <table:table-cell office:value-type="float" office:value="0.006948471" calcext:value-type="float">
            <text:p>0,006948471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media previo/posterior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512-D0,2-64-D0,2-2</text:p>
            <text:p>batch_size = 1500, epochs = 2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095" calcext:value-type="float">
            <text:p>0,0095</text:p>
          </table:table-cell>
          <table:table-cell office:value-type="float" office:value="0.9526" calcext:value-type="float">
            <text:p>0,9526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table:style-name="ce10" office:value-type="float" office:value="7.6759644" calcext:value-type="float">
            <text:p>7,6759644</text:p>
          </table:table-cell>
          <table:table-cell table:style-name="ce8" office:value-type="float" office:value="0.025506258" calcext:value-type="float">
            <text:p>0,025506258</text:p>
          </table:table-cell>
          <table:table-cell table:style-name="ce8"/>
          <table:table-cell table:style-name="ce8" office:value-type="float" office:value="7.750306" calcext:value-type="float">
            <text:p>7,750306</text:p>
          </table:table-cell>
          <table:table-cell table:style-name="ce8" office:value-type="float" office:value="0.00450325" calcext:value-type="float">
            <text:p>0,00450325</text:p>
          </table:table-cell>
          <table:table-cell table:style-name="ce8"/>
          <table:table-cell table:number-columns-repeated="16368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5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279" calcext:value-type="float">
            <text:p>0,0279</text:p>
          </table:table-cell>
          <table:table-cell office:value-type="float" office:value="0.9437" calcext:value-type="float">
            <text:p>0,9437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0727" calcext:value-type="float">
            <text:p>8,0727</text:p>
          </table:table-cell>
          <table:table-cell office:value-type="float" office:value="0.051324844" calcext:value-type="float">
            <text:p>0,051324844</text:p>
          </table:table-cell>
          <table:table-cell/>
          <table:table-cell office:value-type="float" office:value="7.6681385" calcext:value-type="float">
            <text:p>7,6681385</text:p>
          </table:table-cell>
          <table:table-cell office:value-type="float" office:value="0.011049271" calcext:value-type="float">
            <text:p>0,011049271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media previo/posterio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50</text:p>
            <text:p>Loss = mae, optimizer = RMSProp</text:p>
          </table:table-cell>
          <table:table-cell office:value-type="string" calcext:value-type="string">
            <text:p>linear</text:p>
          </table:table-cell>
          <table:table-cell office:value-type="float" office:value="0.0154" calcext:value-type="float">
            <text:p>0,0154</text:p>
          </table:table-cell>
          <table:table-cell office:value-type="float" office:value="0.9725" calcext:value-type="float">
            <text:p>0,9725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9.735289" calcext:value-type="float">
            <text:p>9,735289</text:p>
          </table:table-cell>
          <table:table-cell office:value-type="float" office:value="0.011711121" calcext:value-type="float">
            <text:p>0,011711121</text:p>
          </table:table-cell>
          <table:table-cell/>
          <table:table-cell office:value-type="float" office:value="5.64915" calcext:value-type="float">
            <text:p>5,64915</text:p>
          </table:table-cell>
          <table:table-cell office:value-type="float" office:value="0.02535057" calcext:value-type="float">
            <text:p>0,02535057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media previo/posterior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512-D0,2-64-D0,2-2</text:p>
            <text:p>batch_size = 1500, epochs = 20</text:p>
            <text:p>Loss = mae, optimizer = RMSProp</text:p>
          </table:table-cell>
          <table:table-cell office:value-type="string" calcext:value-type="string">
            <text:p>linear</text:p>
          </table:table-cell>
          <table:table-cell office:value-type="float" office:value="0.0095" calcext:value-type="float">
            <text:p>0,0095</text:p>
          </table:table-cell>
          <table:table-cell office:value-type="float" office:value="0.9526" calcext:value-type="float">
            <text:p>0,9526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table:style-name="ce3" office:value-type="float" office:value="9.336936" calcext:value-type="float">
            <text:p>9,336936</text:p>
          </table:table-cell>
          <table:table-cell office:value-type="float" office:value="0.014023066" calcext:value-type="float">
            <text:p>0,014023066</text:p>
          </table:table-cell>
          <table:table-cell office:value-type="float" office:value="2.0141628" calcext:value-type="float">
            <text:p>2,0141628</text:p>
          </table:table-cell>
          <table:table-cell office:value-type="float" office:value="7.2189074" calcext:value-type="float">
            <text:p>7,2189074</text:p>
          </table:table-cell>
          <table:table-cell office:value-type="float" office:value="0.024938583" calcext:value-type="float">
            <text:p>0,024938583</text:p>
          </table:table-cell>
          <table:table-cell office:value-type="float" office:value="1.6598095" calcext:value-type="float">
            <text:p>1,6598095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0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512-D0,2-64-D0,2-2</text:p>
            <text:p>batch_size = 1500, epochs = 50</text:p>
            <text:p>Loss = ma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float" office:value="0.0489" calcext:value-type="float">
            <text:p>0,0489</text:p>
          </table:table-cell>
          <table:table-cell office:value-type="float" office:value="0.9462" calcext:value-type="float">
            <text:p>0,9462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1752825" calcext:value-type="float">
            <text:p>8,1752825</text:p>
          </table:table-cell>
          <table:table-cell office:value-type="float" office:value="0.05534482" calcext:value-type="float">
            <text:p>0,05534482</text:p>
          </table:table-cell>
          <table:table-cell office:value-type="float" office:value="1.7945529" calcext:value-type="float">
            <text:p>1,7945529</text:p>
          </table:table-cell>
          <table:table-cell office:value-type="float" office:value="4.600724" calcext:value-type="float">
            <text:p>4,600724</text:p>
          </table:table-cell>
          <table:table-cell office:value-type="float" office:value="0.02305317" calcext:value-type="float">
            <text:p>0,02305317</text:p>
          </table:table-cell>
          <table:table-cell office:value-type="float" office:value="1.6723825" calcext:value-type="float">
            <text:p>1,6723825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0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512-D0,2-64-D0,2-2</text:p>
            <text:p>batch_size = 1500, epochs = 50</text:p>
            <text:p>Loss = ms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095 mse</text:p>
          </table:table-cell>
          <table:table-cell office:value-type="float" office:value="0.8943" calcext:value-type="float">
            <text:p>0,8943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6.9214773" calcext:value-type="float">
            <text:p>6,9214773</text:p>
          </table:table-cell>
          <table:table-cell office:value-type="float" office:value="0.0525617" calcext:value-type="float">
            <text:p>0,0525617</text:p>
          </table:table-cell>
          <table:table-cell office:value-type="float" office:value="1.7379898" calcext:value-type="float">
            <text:p>1,7379898</text:p>
          </table:table-cell>
          <table:table-cell office:value-type="float" office:value="3.7753792" calcext:value-type="float">
            <text:p>3,7753792</text:p>
          </table:table-cell>
          <table:table-cell office:value-type="float" office:value="0.07371044" calcext:value-type="float">
            <text:p>0,07371044</text:p>
          </table:table-cell>
          <table:table-cell office:value-type="float" office:value="1.5054889" calcext:value-type="float">
            <text:p>1,5054889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0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512-D0,2-64-D0,2-2</text:p>
            <text:p>batch_size = 1500, epochs = 75</text:p>
            <text:p>Loss = ms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081 mse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7.6293116" calcext:value-type="float">
            <text:p>7,6293116</text:p>
          </table:table-cell>
          <table:table-cell office:value-type="float" office:value="0.004494667" calcext:value-type="float">
            <text:p>0,004494667</text:p>
          </table:table-cell>
          <table:table-cell office:value-type="float" office:value="1.6060685" calcext:value-type="float">
            <text:p>1,6060685</text:p>
          </table:table-cell>
          <table:table-cell office:value-type="float" office:value="4.6613126" calcext:value-type="float">
            <text:p>4,6613126</text:p>
          </table:table-cell>
          <table:table-cell office:value-type="float" office:value="0.1303532" calcext:value-type="float">
            <text:p>0,1303532</text:p>
          </table:table-cell>
          <table:table-cell office:value-type="float" office:value="1.7794884" calcext:value-type="float">
            <text:p>1,7794884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512-D0,2-64-D0,2-2</text:p>
            <text:p>batch_size = 1500, epochs = 50</text:p>
            <text:p>Loss = ms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038mse</text:p>
          </table:table-cell>
          <table:table-cell office:value-type="float" office:value="0.9413" calcext:value-type="float">
            <text:p>0,9413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3.571373" calcext:value-type="float">
            <text:p>3,571373</text:p>
          </table:table-cell>
          <table:table-cell office:value-type="float" office:value="0.33666924" calcext:value-type="float">
            <text:p>0,33666924</text:p>
          </table:table-cell>
          <table:table-cell office:value-type="float" office:value="1.9227265" calcext:value-type="float">
            <text:p>1,9227265</text:p>
          </table:table-cell>
          <table:table-cell office:value-type="float" office:value="3.187786" calcext:value-type="float">
            <text:p>3,187786</text:p>
          </table:table-cell>
          <table:table-cell office:value-type="float" office:value="0.03117752" calcext:value-type="float">
            <text:p>0,03117752</text:p>
          </table:table-cell>
          <table:table-cell office:value-type="float" office:value="1.2292669" calcext:value-type="float">
            <text:p>1,2292669</text:p>
          </table:table-cell>
          <table:table-cell table:number-columns-repeated="1636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9">00/00/0000</text:date>, <text:time style:data-style-name="N2" text:time-value="18:55:09.19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9T20:13:09.381000000</meta:creation-date>
    <dc:date>2023-06-29T21:16:00.037000000</dc:date>
    <meta:editing-duration>PT14H17M18S</meta:editing-duration>
    <meta:editing-cycles>12</meta:editing-cycles>
    <meta:generator>LibreOffice/7.5.3.2$Windows_X86_64 LibreOffice_project/9f56dff12ba03b9acd7730a5a481eea045e468f3</meta:generator>
    <meta:document-statistic meta:table-count="1" meta:cell-count="273" meta:object-count="0"/>
  </office:meta>
</office:document-meta>
</file>